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4900000081DC550B1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4035in"/>
    </style:style>
    <style:style style:name="co7" style:family="table-column">
      <style:table-column-properties fo:break-before="auto" style:column-width="1.4626in"/>
    </style:style>
    <style:style style:name="co8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9">
      <style:table-cell-properties fo:background-color="#77bc65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>
            <draw:frame draw:z-index="0" draw:name="Image 1" draw:style-name="gr1" draw:text-style-name="P1" svg:width="11.3457in" svg:height="1.0917in" svg:x="0.6039in" svg:y="0.1181in">
              <draw:image xlink:href="Pictures/100000010000054900000081DC550B16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7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f(x0)</text:p>
          </table:table-cell>
          <table:table-cell office:value-type="string" calcext:value-type="string">
            <text:p>x1</text:p>
          </table:table-cell>
          <table:table-cell table:style-name="ce1" office:value-type="string" calcext:value-type="string">
            <text:p>f(x1)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(x2)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ea (%)</text:p>
          </table:table-cell>
          <table:table-cell table:style-name="ce1" office:value-type="string" calcext:value-type="string">
            <text:p>f(x0)*(x1^2-x2^2)</text:p>
          </table:table-cell>
          <table:table-cell table:style-name="ce1" office:value-type="string" calcext:value-type="string">
            <text:p>f(x1)*(x2^2-x0^2)</text:p>
          </table:table-cell>
          <table:table-cell table:style-name="ce1" office:value-type="string" calcext:value-type="string">
            <text:p>f(x2)*(x0^2-x1^2)</text:p>
          </table:table-cell>
          <table:table-cell table:style-name="ce1" office:value-type="string" calcext:value-type="string">
            <text:p>sum n</text:p>
          </table:table-cell>
          <table:table-cell table:style-name="ce1" office:value-type="string" calcext:value-type="string">
            <text:p>2*f(x0)*(x1-x2)</text:p>
          </table:table-cell>
          <table:table-cell table:style-name="ce1" office:value-type="string" calcext:value-type="string">
            <text:p>2*f(x1)*(x2-x0)</text:p>
          </table:table-cell>
          <table:table-cell table:style-name="ce1" office:value-type="string" calcext:value-type="string">
            <text:p>2*f(x2)*(x0-x1)</text:p>
          </table:table-cell>
          <table:table-cell office:value-type="string" calcext:value-type="string">
            <text:p>sum d</text:p>
          </table:table-cell>
          <table:table-cell office:value-type="string" calcext:value-type="string">
            <text:p>x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([.N11])/([.R11])" office:value-type="float" office:value="0.666666666666667" calcext:value-type="float">
            <text:p>0.66667</text:p>
          </table:table-cell>
          <table:table-cell table:style-name="ce1"/>
          <table:table-cell table:style-name="ce1" table:formula="of:=[.D11]*([.E11]^2-[.G11]^2)" office:value-type="float" office:value="-3" calcext:value-type="float">
            <text:p>-3</text:p>
          </table:table-cell>
          <table:table-cell table:style-name="ce1" table:formula="of:=[.F11]*([.G11]^2-[.C11]^2)" office:value-type="float" office:value="0" calcext:value-type="float">
            <text:p>0</text:p>
          </table:table-cell>
          <table:table-cell table:style-name="ce1" table:formula="of:=[.H11]*([.C11]^2-[.E11]^2)" office:value-type="float" office:value="-5" calcext:value-type="float">
            <text:p>-5</text:p>
          </table:table-cell>
          <table:table-cell table:style-name="ce1" table:formula="of:=SUM([.K11:.M11])" office:value-type="float" office:value="-8" calcext:value-type="float">
            <text:p>-8</text:p>
          </table:table-cell>
          <table:table-cell table:style-name="ce1" table:formula="of:=2*[.D11]*([.E11]-[.G11])" office:value-type="float" office:value="-2" calcext:value-type="float">
            <text:p>-2</text:p>
          </table:table-cell>
          <table:table-cell table:style-name="ce1" table:formula="of:=2*[.F11]*([.G11]-[.C11])" office:value-type="float" office:value="0" calcext:value-type="float">
            <text:p>0</text:p>
          </table:table-cell>
          <table:table-cell table:style-name="ce1" table:formula="of:=2*[.H11]*([.C11]-[.E11])" office:value-type="float" office:value="-10" calcext:value-type="float">
            <text:p>-10</text:p>
          </table:table-cell>
          <table:table-cell table:style-name="ce1" table:formula="of:=SUM([.O11:.Q11])" office:value-type="float" office:value="-12" calcext:value-type="float">
            <text:p>-12</text:p>
          </table:table-cell>
          <table:table-cell table:formula="of:=([.N11])/([.R11]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I11]&gt;=[.E11];[.E11];[.C11])" office:value-type="float" office:value="0" calcext:value-type="float">
            <text:p>0</text:p>
          </table:table-cell>
          <table:table-cell table:formula="of:=([.C12])^3-2*[.C12]+1" office:value-type="float" office:value="1" calcext:value-type="float">
            <text:p>1</text:p>
          </table:table-cell>
          <table:table-cell table:formula="of:=[.I11]" office:value-type="float" office:value="0.666666666666667" calcext:value-type="float">
            <text:p>0.666666666666667</text:p>
          </table:table-cell>
          <table:table-cell table:style-name="ce2" table:formula="of:=(([.E12])^3)-2*([.E12])+1" office:value-type="float" office:value="-0.037037037037037" calcext:value-type="float">
            <text:p>-0.03704</text:p>
          </table:table-cell>
          <table:table-cell table:formula="of:=IF([.I11]&gt;=[.E11];[.G11];[.E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([.N12])/([.R12])" office:value-type="float" office:value="0.8" calcext:value-type="float">
            <text:p>0.8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D12]*([.E12]^2-[.G12]^2)" office:value-type="float" office:value="-0.555555555555556" calcext:value-type="float">
            <text:p>-0.555555555555556</text:p>
          </table:table-cell>
          <table:table-cell table:style-name="ce1" table:formula="of:=[.F12]*([.G12]^2-[.C12]^2)" office:value-type="float" office:value="-0.037037037037037" calcext:value-type="float">
            <text:p>-0.037037037037037</text:p>
          </table:table-cell>
          <table:table-cell table:style-name="ce1" table:formula="of:=[.H12]*([.C12]^2-[.E12]^2)" office:value-type="float" office:value="-0" calcext:value-type="float">
            <text:p>0</text:p>
          </table:table-cell>
          <table:table-cell table:style-name="ce1" table:formula="of:=SUM([.K12:.M12])" office:value-type="float" office:value="-0.592592592592593" calcext:value-type="float">
            <text:p>-0.592592592592593</text:p>
          </table:table-cell>
          <table:table-cell table:style-name="ce1" table:formula="of:=2*[.D12]*([.E12]-[.G12])" office:value-type="float" office:value="-0.666666666666667" calcext:value-type="float">
            <text:p>-0.666666666666667</text:p>
          </table:table-cell>
          <table:table-cell table:style-name="ce1" table:formula="of:=2*[.F12]*([.G12]-[.C12])" office:value-type="float" office:value="-0.074074074074074" calcext:value-type="float">
            <text:p>-0.074074074074074</text:p>
          </table:table-cell>
          <table:table-cell table:style-name="ce1" table:formula="of:=2*[.H12]*([.C12]-[.E12])" office:value-type="float" office:value="-0" calcext:value-type="float">
            <text:p>0</text:p>
          </table:table-cell>
          <table:table-cell table:style-name="ce1" table:formula="of:=SUM([.O12:.Q12])" office:value-type="float" office:value="-0.740740740740741" calcext:value-type="float">
            <text:p>-0.740740740740741</text:p>
          </table:table-cell>
          <table:table-cell table:formula="of:=([.N12])/([.R12])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I12]&gt;=[.E12];[.E12];[.C12])" office:value-type="float" office:value="0.666666666666667" calcext:value-type="float">
            <text:p>0.666666666666667</text:p>
          </table:table-cell>
          <table:table-cell table:formula="of:=([.C13])^3-2*[.C13]+1" office:value-type="float" office:value="-0.037037037037037" calcext:value-type="float">
            <text:p>-0.037037037037037</text:p>
          </table:table-cell>
          <table:table-cell table:formula="of:=[.I12]" office:value-type="float" office:value="0.8" calcext:value-type="float">
            <text:p>0.8</text:p>
          </table:table-cell>
          <table:table-cell table:style-name="ce2" table:formula="of:=(([.E13])^3)-2*([.E13])+1" office:value-type="float" office:value="-0.0880000000000001" calcext:value-type="float">
            <text:p>-0.08800</text:p>
          </table:table-cell>
          <table:table-cell table:formula="of:=IF([.I12]&gt;=[.E12];[.G12];[.E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([.N13])/([.R13])" office:value-type="float" office:value="0.810810810810811" calcext:value-type="float">
            <text:p>0.81081</text:p>
          </table:table-cell>
          <table:table-cell table:style-name="ce4" table:formula="of:=ABS(([.I13]-[.I12])/([.I13]))*100" office:value-type="float" office:value="1.33333333333332" calcext:value-type="float">
            <text:p>1.333</text:p>
          </table:table-cell>
          <table:table-cell table:style-name="ce1" table:formula="of:=[.D13]*([.E13]^2-[.G13]^2)" office:value-type="float" office:value="0.0133333333333333" calcext:value-type="float">
            <text:p>0.0133333333333333</text:p>
          </table:table-cell>
          <table:table-cell table:style-name="ce1" table:formula="of:=[.F13]*([.G13]^2-[.C13]^2)" office:value-type="float" office:value="-0.0488888888888889" calcext:value-type="float">
            <text:p>-0.0488888888888889</text:p>
          </table:table-cell>
          <table:table-cell table:style-name="ce1" table:formula="of:=[.H13]*([.C13]^2-[.E13]^2)" office:value-type="float" office:value="-0" calcext:value-type="float">
            <text:p>0</text:p>
          </table:table-cell>
          <table:table-cell table:style-name="ce1" table:formula="of:=SUM([.K13:.M13])" office:value-type="float" office:value="-0.0355555555555556" calcext:value-type="float">
            <text:p>-0.0355555555555556</text:p>
          </table:table-cell>
          <table:table-cell table:style-name="ce1" table:formula="of:=2*[.D13]*([.E13]-[.G13])" office:value-type="float" office:value="0.0148148148148148" calcext:value-type="float">
            <text:p>0.0148148148148148</text:p>
          </table:table-cell>
          <table:table-cell table:style-name="ce1" table:formula="of:=2*[.F13]*([.G13]-[.C13])" office:value-type="float" office:value="-0.0586666666666667" calcext:value-type="float">
            <text:p>-0.0586666666666667</text:p>
          </table:table-cell>
          <table:table-cell table:style-name="ce1" table:formula="of:=2*[.H13]*([.C13]-[.E13])" office:value-type="float" office:value="-0" calcext:value-type="float">
            <text:p>0</text:p>
          </table:table-cell>
          <table:table-cell table:style-name="ce1" table:formula="of:=SUM([.O13:.Q13])" office:value-type="float" office:value="-0.0438518518518519" calcext:value-type="float">
            <text:p>-0.0438518518518519</text:p>
          </table:table-cell>
          <table:table-cell table:formula="of:=([.N13])/([.R13])" office:value-type="float" office:value="0.810810810810811" calcext:value-type="float">
            <text:p>0.8108108108108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I13]&gt;=[.E13];[.E13];[.C13])" office:value-type="float" office:value="0.8" calcext:value-type="float">
            <text:p>0.8</text:p>
          </table:table-cell>
          <table:table-cell table:formula="of:=([.C14])^3-2*[.C14]+1" office:value-type="float" office:value="-0.0880000000000001" calcext:value-type="float">
            <text:p>-0.0880000000000001</text:p>
          </table:table-cell>
          <table:table-cell table:formula="of:=[.I13]" office:value-type="float" office:value="0.810810810810811" calcext:value-type="float">
            <text:p>0.810810810810811</text:p>
          </table:table-cell>
          <table:table-cell table:style-name="ce2" table:formula="of:=(([.E14])^3)-2*([.E14])+1" office:value-type="float" office:value="-0.0885831046532288" calcext:value-type="float">
            <text:p>-0.08858</text:p>
          </table:table-cell>
          <table:table-cell table:formula="of:=IF([.I13]&gt;=[.E13];[.G13];[.E13])" office:value-type="float" office:value="1" calcext:value-type="float">
            <text:p>1</text:p>
          </table:table-cell>
          <table:table-cell table:formula="of:=(([.G14])^3)-2*[.G14]+1" office:value-type="float" office:value="0" calcext:value-type="float">
            <text:p>0</text:p>
          </table:table-cell>
          <table:table-cell table:style-name="ce2" table:formula="of:=([.N14])/([.R14])" office:value-type="float" office:value="0.815734989648028" calcext:value-type="float">
            <text:p>0.81573</text:p>
          </table:table-cell>
          <table:table-cell table:style-name="ce4" table:formula="of:=ABS(([.I14]-[.I13])/([.I14]))*100" office:value-type="float" office:value="0.603649334613136" calcext:value-type="float">
            <text:p>0.604</text:p>
          </table:table-cell>
          <table:table-cell table:style-name="ce1" table:formula="of:=[.D14]*([.E14]^2-[.G14]^2)" office:value-type="float" office:value="0.0301475529583638" calcext:value-type="float">
            <text:p>0.0301475529583638</text:p>
          </table:table-cell>
          <table:table-cell table:style-name="ce1" table:formula="of:=[.F14]*([.G14]^2-[.C14]^2)" office:value-type="float" office:value="-0.0318899176751624" calcext:value-type="float">
            <text:p>-0.0318899176751624</text:p>
          </table:table-cell>
          <table:table-cell table:style-name="ce1" table:formula="of:=[.H14]*([.C14]^2-[.E14]^2)" office:value-type="float" office:value="-0" calcext:value-type="float">
            <text:p>0</text:p>
          </table:table-cell>
          <table:table-cell table:style-name="ce1" table:formula="of:=SUM([.K14:.M14])" office:value-type="float" office:value="-0.00174236471679856" calcext:value-type="float">
            <text:p>-0.00174236471679856</text:p>
          </table:table-cell>
          <table:table-cell table:style-name="ce1" table:formula="of:=2*[.D14]*([.E14]-[.G14])" office:value-type="float" office:value="0.0332972972972973" calcext:value-type="float">
            <text:p>0.0332972972972973</text:p>
          </table:table-cell>
          <table:table-cell table:style-name="ce1" table:formula="of:=2*[.F14]*([.G14]-[.C14])" office:value-type="float" office:value="-0.0354332418612915" calcext:value-type="float">
            <text:p>-0.0354332418612915</text:p>
          </table:table-cell>
          <table:table-cell table:style-name="ce1" table:formula="of:=2*[.H14]*([.C14]-[.E14])" office:value-type="float" office:value="-0" calcext:value-type="float">
            <text:p>0</text:p>
          </table:table-cell>
          <table:table-cell table:style-name="ce1" table:formula="of:=SUM([.O14:.Q14])" office:value-type="float" office:value="-0.00213594456399419" calcext:value-type="float">
            <text:p>-0.00213594456399419</text:p>
          </table:table-cell>
          <table:table-cell table:formula="of:=([.N14])/([.R14])" office:value-type="float" office:value="0.815734989648028" calcext:value-type="float">
            <text:p>0.8157349896480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I14]&gt;=[.E14];[.E14];[.C14])" office:value-type="float" office:value="0.810810810810811" calcext:value-type="float">
            <text:p>0.810810810810811</text:p>
          </table:table-cell>
          <table:table-cell table:formula="of:=([.C15])^3-2*[.C15]+1" office:value-type="float" office:value="-0.0885831046532288" calcext:value-type="float">
            <text:p>-0.0885831046532288</text:p>
          </table:table-cell>
          <table:table-cell table:formula="of:=[.I14]" office:value-type="float" office:value="0.815734989648028" calcext:value-type="float">
            <text:p>0.815734989648028</text:p>
          </table:table-cell>
          <table:table-cell table:style-name="ce2" table:formula="of:=(([.E15])^3)-2*([.E15])+1" office:value-type="float" office:value="-0.0886606875892047" calcext:value-type="float">
            <text:p>-0.08866</text:p>
          </table:table-cell>
          <table:table-cell table:formula="of:=IF([.I14]&gt;=[.E14];[.G14];[.E14])" office:value-type="float" office:value="1" calcext:value-type="float">
            <text:p>1</text:p>
          </table:table-cell>
          <table:table-cell table:formula="of:=(([.G15])^3)-2*[.G15]+1" office:value-type="float" office:value="0" calcext:value-type="float">
            <text:p>0</text:p>
          </table:table-cell>
          <table:table-cell table:style-name="ce2" table:formula="of:=([.N15])/([.R15])" office:value-type="float" office:value="0.816272183046091" calcext:value-type="float">
            <text:p>0.81627</text:p>
          </table:table-cell>
          <table:table-cell table:style-name="ce4" table:formula="of:=ABS(([.I15]-[.I14])/([.I15]))*100" office:value-type="float" office:value="0.0658105726521857" calcext:value-type="float">
            <text:p>0.066</text:p>
          </table:table-cell>
          <table:table-cell table:style-name="ce1" table:formula="of:=[.D15]*([.E15]^2-[.G15]^2)" office:value-type="float" office:value="0.0296378186176745" calcext:value-type="float">
            <text:p>0.0296378186176745</text:p>
          </table:table-cell>
          <table:table-cell table:style-name="ce1" table:formula="of:=[.F15]*([.G15]^2-[.C15]^2)" office:value-type="float" office:value="-0.0303738951638692" calcext:value-type="float">
            <text:p>-0.0303738951638692</text:p>
          </table:table-cell>
          <table:table-cell table:style-name="ce1" table:formula="of:=[.H15]*([.C15]^2-[.E15]^2)" office:value-type="float" office:value="-0" calcext:value-type="float">
            <text:p>0</text:p>
          </table:table-cell>
          <table:table-cell table:style-name="ce1" table:formula="of:=SUM([.K15:.M15])" office:value-type="float" office:value="-0.000736076546194793" calcext:value-type="float">
            <text:p>-0.000736076546194793</text:p>
          </table:table-cell>
          <table:table-cell table:style-name="ce1" table:formula="of:=2*[.D15]*([.E15]-[.G15])" office:value-type="float" office:value="0.0326455333918741" calcext:value-type="float">
            <text:p>0.0326455333918741</text:p>
          </table:table-cell>
          <table:table-cell table:style-name="ce1" table:formula="of:=2*[.F15]*([.G15]-[.C15])" office:value-type="float" office:value="-0.0335472871959153" calcext:value-type="float">
            <text:p>-0.0335472871959153</text:p>
          </table:table-cell>
          <table:table-cell table:style-name="ce1" table:formula="of:=2*[.H15]*([.C15]-[.E15])" office:value-type="float" office:value="-0" calcext:value-type="float">
            <text:p>0</text:p>
          </table:table-cell>
          <table:table-cell table:style-name="ce1" table:formula="of:=SUM([.O15:.Q15])" office:value-type="float" office:value="-0.000901753804041158" calcext:value-type="float">
            <text:p>-0.000901753804041158</text:p>
          </table:table-cell>
          <table:table-cell table:formula="of:=([.N15])/([.R15])" office:value-type="float" office:value="0.816272183046091" calcext:value-type="float">
            <text:p>0.8162721830460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I15]&gt;=[.E15];[.E15];[.C15])" office:value-type="float" office:value="0.815734989648028" calcext:value-type="float">
            <text:p>0.815734989648028</text:p>
          </table:table-cell>
          <table:table-cell table:formula="of:=([.C16])^3-2*[.C16]+1" office:value-type="float" office:value="-0.0886606875892047" calcext:value-type="float">
            <text:p>-0.0886606875892047</text:p>
          </table:table-cell>
          <table:table-cell table:formula="of:=[.I15]" office:value-type="float" office:value="0.816272183046091" calcext:value-type="float">
            <text:p>0.816272183046091</text:p>
          </table:table-cell>
          <table:table-cell table:style-name="ce2" table:formula="of:=(([.E16])^3)-2*([.E16])+1" office:value-type="float" office:value="-0.0886619845723251" calcext:value-type="float">
            <text:p>-0.08866</text:p>
          </table:table-cell>
          <table:table-cell table:formula="of:=IF([.I15]&gt;=[.E15];[.G15];[.E15])" office:value-type="float" office:value="1" calcext:value-type="float">
            <text:p>1</text:p>
          </table:table-cell>
          <table:table-cell table:formula="of:=(([.G16])^3)-2*[.G16]+1" office:value-type="float" office:value="0" calcext:value-type="float">
            <text:p>0</text:p>
          </table:table-cell>
          <table:table-cell table:style-name="ce2" table:formula="of:=([.N16])/([.R16])" office:value-type="float" office:value="0.816462241833788" calcext:value-type="float">
            <text:p>0.81646</text:p>
          </table:table-cell>
          <table:table-cell table:style-name="ce4" table:formula="of:=ABS(([.I16]-[.I15])/([.I16]))*100" office:value-type="float" office:value="0.0232783315576742" calcext:value-type="float">
            <text:p>0.023</text:p>
          </table:table-cell>
          <table:table-cell table:style-name="ce1" table:formula="of:=[.D16]*([.E16]^2-[.G16]^2)" office:value-type="float" office:value="0.0295860469059244" calcext:value-type="float">
            <text:p>0.0295860469059244</text:p>
          </table:table-cell>
          <table:table-cell table:style-name="ce1" table:formula="of:=[.F16]*([.G16]^2-[.C16]^2)" office:value-type="float" office:value="-0.0296642099791412" calcext:value-type="float">
            <text:p>-0.0296642099791412</text:p>
          </table:table-cell>
          <table:table-cell table:style-name="ce1" table:formula="of:=[.H16]*([.C16]^2-[.E16]^2)" office:value-type="float" office:value="-0" calcext:value-type="float">
            <text:p>0</text:p>
          </table:table-cell>
          <table:table-cell table:style-name="ce1" table:formula="of:=SUM([.K16:.M16])" office:value-type="float" office:value="-0.0000781630732168553" calcext:value-type="float">
            <text:p>-7.81630732168553E-05</text:p>
          </table:table-cell>
          <table:table-cell table:style-name="ce1" table:formula="of:=2*[.D16]*([.E16]-[.G16])" office:value-type="float" office:value="0.0325788691607943" calcext:value-type="float">
            <text:p>0.0325788691607943</text:p>
          </table:table-cell>
          <table:table-cell table:style-name="ce1" table:formula="of:=2*[.F16]*([.G16]-[.C16])" office:value-type="float" office:value="-0.0326746030100918" calcext:value-type="float">
            <text:p>-0.0326746030100918</text:p>
          </table:table-cell>
          <table:table-cell table:style-name="ce1" table:formula="of:=2*[.H16]*([.C16]-[.E16])" office:value-type="float" office:value="-0" calcext:value-type="float">
            <text:p>0</text:p>
          </table:table-cell>
          <table:table-cell table:style-name="ce1" table:formula="of:=SUM([.O16:.Q16])" office:value-type="float" office:value="-0.0000957338492975496" calcext:value-type="float">
            <text:p>-9.57338492975496E-05</text:p>
          </table:table-cell>
          <table:table-cell table:formula="of:=([.N16])/([.R16])" office:value-type="float" office:value="0.816462241833788" calcext:value-type="float">
            <text:p>0.8164622418337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I16]&gt;=[.E16];[.E16];[.C16])" office:value-type="float" office:value="0.816272183046091" calcext:value-type="float">
            <text:p>0.816272183046091</text:p>
          </table:table-cell>
          <table:table-cell table:formula="of:=([.C17])^3-2*[.C17]+1" office:value-type="float" office:value="-0.0886619845723251" calcext:value-type="float">
            <text:p>-0.0886619845723251</text:p>
          </table:table-cell>
          <table:table-cell table:formula="of:=[.I16]" office:value-type="float" office:value="0.816462241833788" calcext:value-type="float">
            <text:p>0.816462241833788</text:p>
          </table:table-cell>
          <table:table-cell table:style-name="ce2" table:formula="of:=(([.E17])^3)-2*([.E17])+1" office:value-type="float" office:value="-0.088662105015302" calcext:value-type="float">
            <text:p>-0.08866</text:p>
          </table:table-cell>
          <table:table-cell table:formula="of:=IF([.I16]&gt;=[.E16];[.G16];[.E16])" office:value-type="float" office:value="1" calcext:value-type="float">
            <text:p>1</text:p>
          </table:table-cell>
          <table:table-cell table:formula="of:=(([.G17])^3)-2*[.G17]+1" office:value-type="float" office:value="0" calcext:value-type="float">
            <text:p>0</text:p>
          </table:table-cell>
          <table:table-cell table:style-name="ce3" table:formula="of:=([.N17])/([.R17])" office:value-type="float" office:value="0.816487565317807" calcext:value-type="float">
            <text:p>0.8165</text:p>
          </table:table-cell>
          <table:table-cell table:style-name="ce4" table:formula="of:=ABS(([.I17]-[.I16])/([.I17]))*100" office:value-type="float" office:value="0.00310151496412032" calcext:value-type="float">
            <text:p>0.003</text:p>
          </table:table-cell>
          <table:table-cell table:style-name="ce1" table:formula="of:=[.D17]*([.E17]^2-[.G17]^2)" office:value-type="float" office:value="0.0295589665185049" calcext:value-type="float">
            <text:p>0.0295589665185049</text:p>
          </table:table-cell>
          <table:table-cell table:style-name="ce1" table:formula="of:=[.F17]*([.G17]^2-[.C17]^2)" office:value-type="float" office:value="-0.0295865199006207" calcext:value-type="float">
            <text:p>-0.0295865199006207</text:p>
          </table:table-cell>
          <table:table-cell table:style-name="ce1" table:formula="of:=[.H17]*([.C17]^2-[.E17]^2)" office:value-type="float" office:value="-0" calcext:value-type="float">
            <text:p>0</text:p>
          </table:table-cell>
          <table:table-cell table:style-name="ce1" table:formula="of:=SUM([.K17:.M17])" office:value-type="float" office:value="-0.00002755338211579" calcext:value-type="float">
            <text:p>-2.755338211579E-05</text:p>
          </table:table-cell>
          <table:table-cell table:style-name="ce1" table:formula="of:=2*[.D17]*([.E17]-[.G17])" office:value-type="float" office:value="0.0325456437659437" calcext:value-type="float">
            <text:p>0.0325456437659437</text:p>
          </table:table-cell>
          <table:table-cell table:style-name="ce1" table:formula="of:=2*[.F17]*([.G17]-[.C17])" office:value-type="float" office:value="-0.0325793900019994" calcext:value-type="float">
            <text:p>-0.0325793900019994</text:p>
          </table:table-cell>
          <table:table-cell table:style-name="ce1" table:formula="of:=2*[.H17]*([.C17]-[.E17])" office:value-type="float" office:value="-0" calcext:value-type="float">
            <text:p>0</text:p>
          </table:table-cell>
          <table:table-cell table:style-name="ce1" table:formula="of:=SUM([.O17:.Q17])" office:value-type="float" office:value="-0.0000337462360557386" calcext:value-type="float">
            <text:p>-3.37462360557386E-05</text:p>
          </table:table-cell>
          <table:table-cell table:formula="of:=([.N17])/([.R17])" office:value-type="float" office:value="0.816487565317807" calcext:value-type="float">
            <text:p>0.816487565317807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 office:value-type="string" calcext:value-type="string">
            <text:p>4 cifras significativas debido a que 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 office:value-type="string" calcext:value-type="string">
            <text:p>0.005&lt;Ea&lt;0.0005</text:p>
          </table:table-cell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7:47:12.283104404</meta:creation-date>
    <dc:date>2024-12-01T20:15:55.128911488</dc:date>
    <meta:editing-duration>PT2H28M26S</meta:editing-duration>
    <meta:editing-cycles>33</meta:editing-cycles>
    <meta:generator>LibreOffice/24.2.6.2$Linux_X86_64 LibreOffice_project/420$Build-2</meta:generator>
    <meta:document-statistic meta:table-count="1" meta:cell-count="145" meta:object-count="1"/>
  </office:meta>
</office:document-meta>
</file>